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style:font-name="Arial1" fo:font-size="24pt" fo:font-weight="bold" officeooo:rsid="000c2d4c" officeooo:paragraph-rsid="000c2d4c" style:font-size-asian="21pt" style:font-weight-asian="bold" style:font-size-complex="24pt" style:font-weight-complex="bold"/>
    </style:style>
    <style:style style:name="P2" style:family="paragraph" style:parent-style-name="Standard">
      <style:text-properties fo:color="#ff860d" loext:opacity="100%" style:font-name="Arial1" fo:font-size="14pt" fo:font-weight="bold" officeooo:rsid="000c2d4c" officeooo:paragraph-rsid="000c2d4c"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bold" officeooo:rsid="000c2d4c" officeooo:paragraph-rsid="000c2d4c" style:font-size-asian="9.60000038146973pt" style:font-weight-asian="bold" style:font-size-complex="11pt" style:font-weight-complex="bold"/>
    </style:style>
    <style:style style:name="P4" style:family="paragraph" style:parent-style-name="Standard">
      <style:text-properties fo:color="#000000" loext:opacity="100%" style:font-name="Arial1" fo:font-size="11pt" fo:font-weight="normal" officeooo:rsid="000c2d4c" officeooo:paragraph-rsid="000c2d4c" style:font-size-asian="9.60000038146973pt" style:font-weight-asian="normal" style:font-size-complex="11pt" style:font-weight-complex="normal"/>
    </style:style>
    <style:style style:name="P5" style:family="paragraph" style:parent-style-name="Standard">
      <style:text-properties fo:color="#acb20c" loext:opacity="100%" style:font-name="Arial1" fo:font-size="11pt" fo:font-weight="bold" officeooo:rsid="000c2d4c" officeooo:paragraph-rsid="000c2d4c" style:font-size-asian="9.60000038146973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2: Explotación de aplicaciones.</text:p>
      <text:p text:style-name="P1"/>
      <text:p text:style-name="P2">1. Tipos de aplicaciones y clasificación.</text:p>
      <text:p text:style-name="P2"/>
      <text:p text:style-name="P4">Existen diferentes tipos de software en función de su propósito como pueden ser los software de aplicación, software de programación y software de sistema.</text:p>
      <text:p text:style-name="P4"/>
      <text:p text:style-name="P4">Los requisitos mínimos son aquellas condiciones mínimas que debe disponer el equipo para que funcione un determinado software.</text:p>
      <text:p text:style-name="P4">Los requisitos recomendados garantizan un rendimiento óptimo del software.</text:p>
      <text:p text:style-name="P4"/>
      <text:p text:style-name="P5">1.1. Software de aplicación.</text:p>
      <text:p text:style-name="P5"/>
      <text:p text:style-name="P4">Son aquellos programas que se instalan en el sistema operativo y están diseñados para que los usuarios puedan realizar tareas específicas o llevar a cabo un objetivo determinado.</text:p>
      <text:p text:style-name="P4">Procesadores de texto, navegadores de internet, clientes de correo, administradores de bases de datos.</text:p>
      <text:p text:style-name="P4"/>
      <text:p text:style-name="P5">1.2. Software de programación.</text:p>
      <text:p text:style-name="P5"/>
      <text:p text:style-name="P4">Son aquellas herramientas a través de las cuales se desarrollan y crean programas informáticos, usando lenguajes de programación y sus variantes.</text:p>
      <text:p text:style-name="P4"/>
      <text:p text:style-name="P4">El tipo de software de programación más utilizado son los IDE, como Eclipse, destinado principalmente al desarrollo de programas multiplataforma, o NetBeans, orientado principalmente a programaciones Java.</text:p>
      <text:p text:style-name="P4"/>
      <text:p text:style-name="P5">1.3. Software de sistema.</text:p>
      <text:p text:style-name="P5"/>
      <text:p text:style-name="P4">Son aquellos programas o herramientas preinstalados en el sistema operativo. A través de ellos, se interactúa con el sistema operativo, permitiendo entre otros, el control sobre el hardware o soporte al resto de software.</text:p>
      <text:p text:style-name="P4">Un ejemplo es el administrador de tareas.</text:p>
      <text:p text:style-name="P4"/>
      <text:p text:style-name="P5">1.4. Tipos de licencia.</text:p>
      <text:p text:style-name="P5"/>
      <text:p text:style-name="P3">· Licencia propietaria: <text:span text:style-name="T1">son aquellas cuya propiedad intelectual pertenece a una empresa. Para utilizarlo es necesario adquirir una licencia, y no se tiene acceso a su código fuente, no se puede distribuir ni modificar.</text:span></text:p>
      <text:p text:style-name="P3"><text:span text:style-name="T1"/></text:p>
      <text:p text:style-name="P3">· Licencia libre: <text:span text:style-name="T1">son aquellas en las que el usuario tiene la libertad de ejecutar, copiar, distribuir, editar y mejorar el software.</text:span></text:p>
      <text:p text:style-name="P3"><text:span text:style-name="T1"/></text:p>
      <text:p text:style-name="P3"><text:span text:style-name="T1">Dentro del software libre podemos encontrar multitud de licencias como son GPL, la licencia más usada, o Copyleft, que permite el uso, copia, modificación y distribución del software.</text:span></text:p>
      <text:p text:style-name="P3"><text:span text:style-name="T1"/></text:p>
      <text:p text:style-name="P2">2. Instalación, desinstalación y actualización de aplicaciones.</text:p>
      <text:p text:style-name="P2"/>
      <text:p text:style-name="P4">· En Windows, los archivos de instalación suelen tener la extensión <text:span text:style-name="T2">.exe</text:span>.</text:p>
      <text:p text:style-name="P4"/>
      <text:p text:style-name="P4">· Mac Os utiliza archivos <text:span text:style-name="T2">.dmg</text:span>.</text:p>
      <text:p text:style-name="P4"/>
      <text:p text:style-name="P4">· Los sistemas Linux <text:span text:style-name="T2">.deb .rpm .pisi .bin .sh</text:span>.</text:p>
      <text:p text:style-name="P4"/>
      <text:p text:style-name="P5"><text:soft-page-break/>2.1. Proceso de instalación.</text:p>
      <text:p text:style-name="P5"/>
      <text:p text:style-name="P4">El archivo descargado tiene la extensión .exe, se hace doble clic sobre él, y a continuación se sigue el asistente de instalación en el que hay que indicar el idioma y la ruta donde se va a instalar.</text:p>
      <text:p text:style-name="P4"/>
      <text:p text:style-name="P5">2.2. Actualización de una aplicación.</text:p>
      <text:p text:style-name="P5"/>
      <text:p text:style-name="P4">Las actualizaciones son paquetes de instalación para mejorar o subsanar errores de un software ya instalado.</text:p>
      <text:p text:style-name="P4"/>
      <text:p text:style-name="P4">Desde el propio software, por lo general, se incluye un apartado dedicado a la búsqueda e instalación de actualizaciones.</text:p>
      <text:p text:style-name="P4"/>
      <text:p text:style-name="P5">2.3. Proceso de instalación.</text:p>
      <text:p text:style-name="P5"/>
      <text:p text:style-name="P4">Hay que ir al panel de control, y abrir la herramienta de Programas y características.</text:p>
      <text:p text:style-name="P4"/>
      <text:p text:style-name="P4">Al hacer clic con el botón derecho sobre cualquiera de ellas se muestra la opción Desinstalar.</text:p>
      <text:p text:style-name="P4"/>
      <text:p text:style-name="P2">3. Instalaciones desatendidas.</text:p>
      <text:p text:style-name="P2"/>
      <text:p text:style-name="P4">Las instalaciones desatendidas son aquellas en las que el usuario lanza la instalación y no es necesaria su intervención durante el proceso de la misma.</text:p>
      <text:p text:style-name="P4"/>
      <text:p text:style-name="P4">Para realizar una instalación desatendida es necesario disponer de un paquete de instalación previamente configurado con todos los parámetros necesarios.</text:p>
      <text:p text:style-name="P4">Dichos paquetes habitualmente tienen la extensión <text:span text:style-name="T2">msi</text:span>.</text:p>
      <text:p text:style-name="P4"/>
      <text:p text:style-name="P4">Otras extensiones:</text:p>
      <text:p text:style-name="P4"/>
      <text:p text:style-name="P3">· mst: <text:span text:style-name="T1">son paquetes de instalación desatendida que previamente han sido personalizados modificando ciertos parámetros para el proceso de instalación. Dichos parámetros pueden ser la licencia, ruta de instalación, idiomas, características del software, etc.</text:span></text:p>
      <text:p text:style-name="P3"><text:span text:style-name="T1"/></text:p>
      <text:p text:style-name="P3">· msp: <text:span text:style-name="T1">son paquetes de actualizaciones o revisión.</text:span></text:p>
      <text:p text:style-name="P3"><text:span text:style-name="T1"/></text:p>
      <text:p text:style-name="P3"><text:span text:style-name="T1">Es posible realizar instalaciones desatendidas a través de la red.</text:span></text:p>
      <text:p text:style-name="P3"><text:span text:style-name="T1">Normalmente este tipo de instalaciones de gran volumen se realizan a través de herramientas que centralizan todos los equipos y permiten su administración, como son SCCM (System Center Configuration Manager) o Altiris Symantec.</text:span></text:p>
      <text:p text:style-name="P3"><text:span text:style-name="T1"/></text:p>
      <text:p text:style-name="P2">4. Principales herramientas ofimáticas.</text:p>
      <text:p text:style-name="P2"/>
      <text:p text:style-name="P4">Se trata de un conjunto de aplicaciones diseñadas para realizar principalmente funciones de oficina consiguiendo optimizar, automatizar y mejorar tareas y procedimientos.</text:p>
      <text:p text:style-name="P4"/>
      <text:p text:style-name="P4">Procesadores de texto, hojas de cálculo, edición de presentaciones, programas de correo y administradores o gestores de datos.</text:p>
      <text:p text:style-name="P4"/>
      <text:p text:style-name="P4">La suite ofimática que domina claramente el mercado es Microsoft Office, software comercial. Aunque LibreOffice es otra suite ofimática muy utilizada, de código abierto y gratuita.</text:p>
      <text:p text:style-name="P4"/>
      <text:p text:style-name="P4"/>
      <text:p text:style-name="P4"/>
      <text:p text:style-name="P4"/>
      <text:p text:style-name="P2"><text:soft-page-break/>5. Herramientas de internet y de propósito general.</text:p>
      <text:p text:style-name="P2"/>
      <text:p text:style-name="P3">· Navegadores: <text:span text:style-name="T1">son los programas encargados de facilitarnos el acceso a las páginas web de internet. Los más conocidos son Internet Explorer, Google Chrome y Mozilla Firefox.</text:span></text:p>
      <text:p text:style-name="P3"><text:span text:style-name="T1"/></text:p>
      <text:p text:style-name="P3">· Recuperación de datos y sistema: <text:span text:style-name="T1">existen multitud de aplicaciones para realizar copias de seguridad o crear imágenes del sistema.</text:span></text:p>
      <text:p text:style-name="P3"><text:span text:style-name="T1"/></text:p>
      <text:p text:style-name="P3">· Herramientas<text:span text:style-name="T1"> que ayudan a liberar espacio en disco, desfragmentar, analizar el rendimiento del sistema o incluso almacenar informes con todos los sucesos y eventos.</text:span></text:p>
      <text:p text:style-name="P3"><text:span text:style-name="T1"/></text:p>
      <text:p text:style-name="P3">· Correo electrónico: <text:span text:style-name="T1">a través del servicio de correo electrónico se intercambian mensajes (Microsoft Outlook).</text:span></text:p>
      <text:p text:style-name="P3"><text:span text:style-name="T1"/></text:p>
      <text:p text:style-name="P3">· Protección del sistema: <text:span text:style-name="T1">software antivirus y firewall.</text:span></text:p>
      <text:p text:style-name="P3"><text:span text:style-name="T1"/></text:p>
      <text:p text:style-name="P2">6. Herramientas de transferencia de archivos.</text:p>
      <text:p text:style-name="P2"/>
      <text:p text:style-name="P4">El protocolo <text:span text:style-name="T2">FTP </text:span>es el más conocido, permitiendo enviar y descargar archivos en una estructura cliente-servidor. La aplicación más conocida para gestionar servicios de FTP es FileZilla.</text:p>
      <text:p text:style-name="P4"/>
      <text:p text:style-name="P3">Filezilla <text:span text:style-name="T1">se distribuye en dos ventanas principales, una para los archivos locales y otra para los archivos del servidor. Para transferir archivos, tan solo es necesario arrastrarlos a la ubicación correspondiente.</text:span></text:p>
      <text:p text:style-name="P3"><text:span text:style-name="T1"/></text:p>
      <text:p text:style-name="P3"><text:span text:style-name="T1">Al abrir FileZilla server, se debe definir un nombre host, puerto y contraseña. Una vez configurado, los usuarios se crean en Edit, Users. Si quisiéramos conectar con un hosting de una página web, deben facilitarnos la dirección del servidor, puerto, usuario y contraseña para la conexión al servidor FTP del hos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3T21:14:53.097000000</meta:creation-date>
    <dc:date>2024-01-03T21:39:24.120000000</dc:date>
    <meta:editing-duration>PT24M31S</meta:editing-duration>
    <meta:editing-cycles>1</meta:editing-cycles>
    <meta:document-statistic meta:table-count="0" meta:image-count="0" meta:object-count="0" meta:page-count="3" meta:paragraph-count="53" meta:word-count="874" meta:character-count="5849" meta:non-whitespace-character-count="5028"/>
    <meta:generator>LibreOffice/7.6.2.1$Windows_X86_64 LibreOffice_project/56f7684011345957bbf33a7ee678afaf4d2ba333</meta:generator>
  </office:meta>
</office:document-meta>
</file>